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Component.doWork( @ TestQualifier ( "myColor" ) java . awt .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MetadataTests.doTestAnnotationInfo( AnnotationMetadata metadat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AnnotationMetadataTests.asmAnnotationMetadataFo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multipleAnnotationsWithIdenticalAttributeNamesUsingStandard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assertMetaAnnotationOverrides( Annotation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MetadataTests.inheritedAnnotationWithMetaAnnotationsWithIdenticalAttributeNamesUsingStandard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standardAnnotationMetadata_nestedAnnotationsAsMap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asmAnnotationMetadataFo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Component.Annotated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omponent.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MetadataTests.metaAnnotationOverridesUsingAnnotationMetadataReading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multipleAnnotationsWithIdenticalAttributeNamesUsingAnnotationMetadataReading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doTestSubClassAnnotationInfo( AnnotationMetadata metadata , boolean a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nnotationMetadataTests.doTestMetadataForAnnotationClass( Annotation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notationMetadataTests.metaAnnotationOverridesUsingStandard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standardAnnotationMetadataFo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standard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MetadataTests.standardAnnotationMetadataFo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doTestMetadataForInterfaceClass( Annotation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edComponent.doSl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MetadataTests.standardAnnotationMetadataFor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asm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MetadataTests.asmAnnotationMetadataFor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doTestMethodAnnotationInfo( AnnotationMetadata class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MetadataTests.inheritedAnnotationWithMetaAnnotationsWithIdenticalAttributeNamesUsingAnnotationMetadataReading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composedAnnotationWithMetaAnnotationsWithIdenticalAttributeNamesUsingStandard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tadataTests.composedAnnotationWithMetaAnnotationsWithIdenticalAttributeNamesUsingAnnotationMetadataReading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Tests.assertMultipleAnnotationsWithIdenticalAttributeNames( Annotation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